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Mono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4586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wrap-option="wrap" fo:border="0.06pt solid #000000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fo:background-color="#004586" style:text-align-source="fix" style:repeat-content="false" fo:wrap-option="wrap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4586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004586" style:text-align-source="fix" style:repeat-content="false" fo:wrap-option="wrap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Suite de Testes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Tipo </text:p>
          </table:table-cell>
          <table:table-cell table:style-name="ce2" office:value-type="string" calcext:value-type="string">
            <text:p>Etapa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string" calcext:value-type="string">
            <text:p>Expectativa</text:p>
          </table:table-cell>
          <table:table-cell table:style-name="ce2" office:value-type="string" calcext:value-type="string">
            <text:p>Taxa de Sucesso</text:p>
          </table:table-cell>
          <table:table-cell table:style-name="ce2" office:value-type="string" calcext:value-type="string">
            <text:p>Resultad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uso do menu</text:p>
          </table:table-cell>
          <table:table-cell table:style-name="ce3" office:value-type="string" calcext:value-type="string">
            <text:p>navegação</text:p>
          </table:table-cell>
          <table:table-cell table:style-name="ce3" office:value-type="string" calcext:value-type="string">
            <text:p>main.c</text:p>
          </table:table-cell>
          <table:table-cell table:style-name="ce3" office:value-type="string" calcext:value-type="string">
            <text:p>entrar na opção de verificar uma expressão, entrar na opção de calculadora e saindo do programa</text:p>
          </table:table-cell>
          <table:table-cell table:style-name="ce3" office:value-type="string" calcext:value-type="string">
            <text:p>entrar no menu e navegar nas opções de calculadora de expressão e sair do programa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inserindo um dado inteiro em uma pilha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inserir um número inteiro qualquer em uma pilha</text:p>
          </table:table-cell>
          <table:table-cell table:style-name="ce3" office:value-type="string" calcext:value-type="string">
            <text:p>inserir um número inteiro em uma pilha genérica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printando inteiro inserido na pilha genérica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printar para o usuário o número inserido na pilha genérica</text:p>
          </table:table-cell>
          <table:table-cell table:style-name="ce3" office:value-type="string" calcext:value-type="string">
            <text:p>mostrar para o usuário o número inserido na pilha genérica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indo para a função resolverExpressao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o menu e ir direto para a opção de inserir uma expressão</text:p>
          </table:table-cell>
          <table:table-cell table:style-name="ce3" office:value-type="string" calcext:value-type="string">
            <text:p>esperar o usuário digitar a expressão desejada e finalizar o programa</text:p>
          </table:table-cell>
          <table:table-cell table:style-name="ce8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armazenando expressão informada pelo usuário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armazenar e informar para o usuário a expressão digitada caractere a caractere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armazenamento de expressão</text:p>
          </table:table-cell>
          <table:table-cell table:style-name="ce3" office:value-type="string" calcext:value-type="string">
            <text:p>armazenando apenas os caracteres [ { (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a função de pegar expressão e armazenar apenas os caracteres { [ (</text:p>
          </table:table-cell>
          <table:table-cell table:style-name="ce3" office:value-type="string" calcext:value-type="string">
            <text:p>armazenar em uma pilha apenas os caracteres ( { [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7"/>
        </table:table-row>
        <table:table-row table:style-name="ro8" table:number-rows-repeated="37">
          <table:table-cell table:style-name="ce3" table:number-columns-repeated="7"/>
          <table:table-cell table:number-columns-repeated="1017"/>
        </table:table-row>
        <table:table-row table:style-name="ro8" table:number-rows-repeated="15">
          <table:table-cell table:style-name="ce4" table:number-columns-repeated="7"/>
          <table:table-cell table:number-columns-repeated="1017"/>
        </table:table-row>
        <table:table-row table:style-name="ro8" table:number-rows-repeated="65">
          <table:table-cell table:style-name="ce5" table:number-columns-repeated="7"/>
          <table:table-cell table:number-columns-repeated="1017"/>
        </table:table-row>
        <table:table-row table:style-name="ro8" table:number-rows-repeated="10484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7:52:21.2047807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2:34.234554223</meta:creation-date>
    <dc:date>2018-10-07T16:47:02.669391274</dc:date>
    <meta:editing-duration>PT5H16M54S</meta:editing-duration>
    <meta:editing-cycles>4</meta:editing-cycles>
    <meta:generator>LibreOffice/5.1.6.2$Linux_X86_64 LibreOffice_project/10m0$Build-2</meta:generator>
    <meta:document-statistic meta:table-count="1" meta:cell-count="50" meta:object-count="0"/>
  </office:meta>
</office:document-meta>
</file>